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ade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officeooo:rsid="000f7cd5" officeooo:paragraph-rsid="000f7cd5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officeooo:paragraph-rsid="000f7cd5"/>
    </style:style>
    <style:style style:name="P5" style:family="paragraph" style:parent-style-name="Text_20_body">
      <style:text-properties officeooo:paragraph-rsid="0010da8b"/>
    </style:style>
    <style:style style:name="P6" style:family="paragraph" style:parent-style-name="Heading_20_2">
      <style:text-properties style:text-line-through-style="none" style:text-line-through-type="none"/>
    </style:style>
    <style:style style:name="P7" style:family="paragraph" style:parent-style-name="Standard">
      <style:text-properties style:font-name="Liberation Serif" fo:font-style="normal" officeooo:rsid="0011fa9f" officeooo:paragraph-rsid="00191ea3" style:font-style-asian="normal" style:font-style-complex="normal"/>
    </style:style>
    <style:style style:name="P8" style:family="paragraph" style:parent-style-name="Standard">
      <style:text-properties style:font-name="Liberation Serif" fo:font-size="12pt" officeooo:paragraph-rsid="00191ea3" style:font-size-asian="12pt" style:font-size-complex="12pt"/>
    </style:style>
    <style:style style:name="P9" style:family="paragraph" style:parent-style-name="Standard">
      <style:text-properties style:font-name="Liberation Serif" fo:font-size="12pt" fo:font-style="normal" officeooo:rsid="0014ccae" officeooo:paragraph-rsid="00191ea3" style:font-size-asian="12pt" style:font-style-asian="normal" style:font-size-complex="12pt" style:font-style-complex="normal"/>
    </style:style>
    <style:style style:name="P10" style:family="paragraph" style:parent-style-name="Standard">
      <style:text-properties officeooo:paragraph-rsid="00191ea3"/>
    </style:style>
    <style:style style:name="P11" style:family="paragraph" style:parent-style-name="Standard">
      <loext:graphic-properties draw:fill="solid" draw:fill-color="#f7f7f7"/>
      <style:paragraph-properties fo:background-color="#f7f7f7"/>
      <style:text-properties officeooo:paragraph-rsid="00191ea3"/>
    </style:style>
    <style:style style:name="P12" style:family="paragraph" style:parent-style-name="Standard">
      <loext:graphic-properties draw:fill="solid" draw:fill-color="#f7f7f7"/>
      <style:paragraph-properties fo:margin-top="0cm" fo:margin-bottom="0cm" loext:contextual-spacing="false" fo:line-height="100%" fo:background-color="#f7f7f7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officeooo:paragraph-rsid="00191ea3" style:font-size-asian="12pt" style:font-size-complex="12pt"/>
    </style:style>
    <style:style style:name="P13" style:family="paragraph" style:parent-style-name="Preformatted_20_Text" style:list-style-name="L1"/>
    <style:style style:name="P14" style:family="paragraph" style:parent-style-name="Preformatted_20_Text" style:list-style-name="L1">
      <style:text-properties officeooo:paragraph-rsid="001a3d23"/>
    </style:style>
    <style:style style:name="P15" style:family="paragraph" style:parent-style-name="Preformatted_20_Text">
      <style:text-properties style:font-name="Liberation Serif" fo:font-size="12pt" officeooo:rsid="0013eb44" officeooo:paragraph-rsid="0013eb44" fo:background-color="#dee7e5" style:font-size-asian="12pt" style:font-size-complex="12pt"/>
    </style:style>
    <style:style style:name="P16" style:family="paragraph" style:parent-style-name="Preformatted_20_Text">
      <style:text-properties style:font-name="Liberation Serif" fo:font-size="12pt" fo:background-color="#dee7e5" style:font-size-asian="12pt" style:font-size-complex="12pt"/>
    </style:style>
    <style:style style:name="P17" style:family="paragraph" style:parent-style-name="Preformatted_20_Text" style:list-style-name="L1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fo:background-color="#dee7e5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2pt" fo:background-color="#dee7e5" style:font-size-asian="12pt" style:font-size-complex="12pt"/>
    </style:style>
    <style:style style:name="P20" style:family="paragraph" style:parent-style-name="Preformatted_20_Text" style:list-style-name="L1">
      <style:paragraph-properties fo:margin-top="0cm" fo:margin-bottom="0.499cm" loext:contextual-spacing="false"/>
      <style:text-properties officeooo:rsid="001a3d23" officeooo:paragraph-rsid="001a3d23"/>
    </style:style>
    <style:style style:name="P21" style:family="paragraph" style:parent-style-name="Text_20_body">
      <style:text-properties fo:language="pl" fo:country="PL" officeooo:paragraph-rsid="000dadec"/>
    </style:style>
    <style:style style:name="P22" style:family="paragraph" style:parent-style-name="Text_20_body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23" style:family="paragraph" style:parent-style-name="Text_20_body">
      <style:text-properties style:font-name="Liberation Serif" fo:font-size="12pt" fo:font-style="italic" officeooo:rsid="00191ea3" officeooo:paragraph-rsid="00191ea3" style:font-size-asian="12pt" style:font-style-asian="italic" style:font-size-complex="12pt" style:font-style-complex="italic"/>
    </style:style>
    <style:style style:name="P24" style:family="paragraph" style:parent-style-name="Text_20_body">
      <style:text-properties style:font-name="Liberation Serif" fo:font-size="12pt" fo:font-style="normal" officeooo:rsid="0011fa9f" officeooo:paragraph-rsid="0011fa9f" style:font-size-asian="12pt" style:font-style-asian="normal" style:font-size-complex="12pt" style:font-style-complex="normal"/>
    </style:style>
    <style:style style:name="P25" style:family="paragraph" style:parent-style-name="Text_20_body">
      <style:text-properties style:font-name="Liberation Serif" fo:font-size="12pt" fo:font-style="normal" officeooo:rsid="0014ccae" officeooo:paragraph-rsid="0014ccae" style:font-size-asian="12pt" style:font-style-asian="normal" style:font-size-complex="12pt" style:font-style-complex="normal"/>
    </style:style>
    <style:style style:name="P26" style:family="paragraph" style:parent-style-name="Text_20_body">
      <style:text-properties officeooo:rsid="001a3d23" officeooo:paragraph-rsid="001a3d23"/>
    </style:style>
    <style:style style:name="P27" style:family="paragraph" style:parent-style-name="HTML_20_Preformatted">
      <style:paragraph-properties style:line-height-at-least="0.513cm"/>
      <style:text-properties officeooo:paragraph-rsid="00191ea3"/>
    </style:style>
    <style:style style:name="P28" style:family="paragraph" style:parent-style-name="HTML_20_Preformatted">
      <style:paragraph-properties style:line-height-at-least="0.513cm"/>
      <style:text-properties fo:color="#333333" officeooo:paragraph-rsid="00191ea3"/>
    </style:style>
    <style:style style:name="P29" style:family="paragraph" style:parent-style-name="HTML_20_Preformatted">
      <loext:graphic-properties draw:fill="solid" draw:fill-color="#f7f7f7"/>
      <style:paragraph-properties fo:background-color="#f7f7f7"/>
      <style:text-properties officeooo:paragraph-rsid="00191ea3"/>
    </style:style>
    <style:style style:name="P30" style:family="paragraph" style:parent-style-name="HTML_20_Preformatted">
      <loext:graphic-properties draw:fill="solid" draw:fill-color="#f7f7f7"/>
      <style:paragraph-properties fo:background-color="#f7f7f7"/>
      <style:text-properties fo:color="#008000" fo:font-size="10.5pt" fo:font-weight="bold" officeooo:paragraph-rsid="00191ea3" style:font-size-asian="10.5pt" style:font-weight-asian="bold" style:font-size-complex="10.5pt" style:font-weight-complex="bold"/>
    </style:style>
    <style:style style:name="P31" style:family="paragraph" style:parent-style-name="HTML_20_Preformatted">
      <loext:graphic-properties draw:fill="solid" draw:fill-color="#f7f7f7"/>
      <style:paragraph-properties fo:background-color="#f7f7f7"/>
      <style:text-properties fo:font-style="italic" officeooo:paragraph-rsid="00191ea3" style:font-style-asian="italic" style:font-style-complex="italic"/>
    </style:style>
    <style:style style:name="P32" style:family="paragraph" style:parent-style-name="HTML_20_Preformatted">
      <loext:graphic-properties draw:fill="solid" draw:fill-color="#f7f7f7"/>
      <style:paragraph-properties fo:margin-top="0cm" fo:margin-bottom="0cm" loext:contextual-spacing="false" fo:line-height="100%" fo:background-color="#f7f7f7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officeooo:paragraph-rsid="00191ea3"/>
    </style:style>
    <style:style style:name="T1" style:family="text">
      <style:text-properties officeooo:rsid="000d5fee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d5fee"/>
    </style:style>
    <style:style style:name="T4" style:family="text">
      <style:text-properties fo:language="pl" fo:country="PL" officeooo:rsid="001a3d23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d60cb" style:font-size-asian="12pt" style:font-size-complex="12pt"/>
    </style:style>
    <style:style style:name="T7" style:family="text">
      <style:text-properties style:font-name="Liberation Serif" fo:font-size="12pt" officeooo:rsid="001bd755" style:font-size-asian="12pt" style:font-size-complex="12pt"/>
    </style:style>
    <style:style style:name="T8" style:family="text">
      <style:text-properties officeooo:rsid="000dadec"/>
    </style:style>
    <style:style style:name="T9" style:family="text">
      <style:text-properties officeooo:rsid="000e0e9a"/>
    </style:style>
    <style:style style:name="T10" style:family="text">
      <style:text-properties officeooo:rsid="000f7cd5"/>
    </style:style>
    <style:style style:name="T11" style:family="text">
      <style:text-properties officeooo:rsid="0010da8b"/>
    </style:style>
    <style:style style:name="T12" style:family="text">
      <style:text-properties officeooo:rsid="0011fa9f"/>
    </style:style>
    <style:style style:name="T13" style:family="text">
      <style:text-properties officeooo:rsid="0013eb44"/>
    </style:style>
    <style:style style:name="T14" style:family="text">
      <style:text-properties officeooo:rsid="0016b66f"/>
    </style:style>
    <style:style style:name="T15" style:family="text">
      <style:text-properties officeooo:rsid="0017f5a8"/>
    </style:style>
    <style:style style:name="T16" style:family="text">
      <style:text-properties fo:color="#008000" fo:font-size="10.5pt" fo:font-weight="bold" style:font-name-asian="Times New Roman" style:font-size-asian="10.5pt" style:language-asian="pl" style:country-asian="PL" style:font-weight-asian="bold" style:font-name-complex="Courier New1" style:font-size-complex="10.5pt" style:font-weight-complex="bold"/>
    </style:style>
    <style:style style:name="T17" style:family="text">
      <style:text-properties fo:color="#008000" fo:font-size="10.5pt" fo:font-weight="bold" fo:background-color="#f7f7f7" loext:char-shading-value="0" style:font-size-asian="10.5pt" style:font-weight-asian="bold" style:font-size-complex="10.5pt" style:font-weight-complex="bold"/>
    </style:style>
    <style:style style:name="T18" style:family="text">
      <style:text-properties fo:color="#008000" fo:font-size="10.5pt" fo:font-weight="bold" fo:background-color="#f7f7f7" loext:char-shading-value="0" style:font-size-asian="10.5pt" style:font-weight-asian="bold" style:font-size-complex="10.5pt" style:font-weight-complex="bold"/>
    </style:style>
    <style:style style:name="T19" style:family="text">
      <style:text-properties fo:color="#008000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20" style:family="text">
      <style:text-properties fo:color="#008000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21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008000" fo:font-size="10.5pt" style:font-name-asian="Times New Roman" style:font-size-asian="10.5pt" style:language-asian="pl" style:country-asian="PL" style:font-name-complex="Courier New1" style:font-size-complex="10.5pt"/>
    </style:style>
    <style:style style:name="T23" style:family="text">
      <style:text-properties fo:color="#008000" fo:font-size="10.5pt" style:font-size-asian="10.5pt" style:font-size-complex="10.5pt"/>
    </style:style>
    <style:style style:name="T24" style:family="text">
      <style:text-properties fo:color="#008000" style:font-name="Liberation Serif" fo:font-weight="bold" style:font-weight-asian="bold" style:font-weight-complex="bold"/>
    </style:style>
    <style:style style:name="T25" style:family="text">
      <style:text-properties fo:color="#008000" style:font-name="Liberation Serif" fo:font-weight="bold" fo:background-color="#dee7e5" loext:char-shading-value="0" style:font-weight-asian="bold" style:font-weight-complex="bold"/>
    </style:style>
    <style:style style:name="T26" style:family="text">
      <style:text-properties fo:color="#008000" style:font-name="Liberation Serif" fo:font-weight="bold" fo:background-color="#dee7e5" loext:char-shading-value="0" style:font-weight-asian="bold" style:font-weight-complex="bold"/>
    </style:style>
    <style:style style:name="T27" style:family="text">
      <style:text-properties fo:color="#008000" style:font-name="Liberation Serif" fo:font-weight="bold" fo:background-color="#f7f7f7" loext:char-shading-value="0" style:font-weight-asian="bold" style:font-weight-complex="bold"/>
    </style:style>
    <style:style style:name="T28" style:family="text">
      <style:text-properties fo:color="#008000" style:font-name="Liberation Serif" fo:font-weight="bold" fo:background-color="#f7f7f7" loext:char-shading-value="0" style:font-weight-asian="bold" style:font-name-complex="Courier New1" style:font-weight-complex="bold"/>
    </style:style>
    <style:style style:name="T29" style:family="text">
      <style:text-properties fo:color="#008000" style:font-name="Liberation Serif" fo:font-size="10.5pt" style:font-size-asian="10.5pt" style:font-size-complex="10.5pt"/>
    </style:style>
    <style:style style:name="T30" style:family="text">
      <style:text-properties fo:color="#008000" style:font-name="Liberation Serif" fo:font-size="10.5pt" fo:font-weight="bold" fo:background-color="#f7f7f7" loext:char-shading-value="0" style:font-size-asian="10.5pt" style:font-weight-asian="bold" style:font-size-complex="10.5pt" style:font-weight-complex="bold"/>
    </style:style>
    <style:style style:name="T31" style:family="text">
      <style:text-properties fo:color="#008000" style:font-name="Liberation Serif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32" style:family="text">
      <style:text-properties fo:color="#008000" style:font-name="Liberation Serif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008000" style:font-name="Liberation Serif"/>
    </style:style>
    <style:style style:name="T34" style:family="text">
      <style:text-properties fo:color="#008000" style:font-name="Liberation Serif" fo:font-size="12pt" fo:font-weight="bold" fo:background-color="#dee7e5" loext:char-shading-value="0" style:font-size-asian="12pt" style:font-weight-asian="bold" style:font-size-complex="12pt" style:font-weight-complex="bold"/>
    </style:style>
    <style:style style:name="T35" style:family="text">
      <style:text-properties fo:color="#008000"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8000" style:font-name="Liberation Serif" fo:font-size="12pt" fo:font-weight="bold" fo:background-color="#f7f7f7" loext:char-shading-value="0" style:font-size-asian="12pt" style:font-weight-asian="bold" style:font-size-complex="12pt" style:font-weight-complex="bold"/>
    </style:style>
    <style:style style:name="T37" style:family="text">
      <style:text-properties fo:color="#008000" style:font-name="Liberation Serif" fo:font-size="12pt" fo:font-weight="bold" fo:background-color="#f7f7f7" loext:char-shading-value="0" style:font-size-asian="12pt" style:font-weight-asian="bold" style:font-name-complex="Courier New1" style:font-size-complex="12pt" style:font-weight-complex="bold"/>
    </style:style>
    <style:style style:name="T38" style:family="text">
      <style:text-properties fo:color="#008000" style:font-name="Liberation Serif" fo:font-size="12pt" style:font-size-asian="12pt" style:font-size-complex="12pt"/>
    </style:style>
    <style:style style:name="T39" style:family="text">
      <style:text-properties fo:color="#008000" fo:font-weight="bold" fo:background-color="#dee7e5" loext:char-shading-value="0" style:font-weight-asian="bold" style:font-weight-complex="bold"/>
    </style:style>
    <style:style style:name="T40" style:family="text">
      <style:text-properties fo:color="#008000" fo:font-weight="bold" style:font-name-asian="Times New Roman" style:language-asian="pl" style:country-asian="PL" style:font-weight-asian="bold" style:font-name-complex="Courier New1" style:font-weight-complex="bold"/>
    </style:style>
    <style:style style:name="T41" style:family="text">
      <style:text-properties fo:color="#008000" fo:font-weight="bold" fo:background-color="#f7f7f7" loext:char-shading-value="0" style:font-weight-asian="bold" style:font-weight-complex="bold"/>
    </style:style>
    <style:style style:name="T42" style:family="text">
      <style:text-properties fo:color="#008000" fo:font-weight="bold" fo:background-color="#f7f7f7" loext:char-shading-value="0" style:font-weight-asian="bold" style:font-name-complex="Courier New1" style:font-weight-complex="bold"/>
    </style:style>
    <style:style style:name="T43" style:family="text">
      <style:text-properties fo:color="#008000" fo:font-weight="bold" fo:background-color="#f7f7f7" loext:char-shading-value="0" style:font-weight-asian="bold" style:font-name-complex="Courier New1" style:font-weight-complex="bold"/>
    </style:style>
    <style:style style:name="T44" style:family="text">
      <style:text-properties fo:color="#008000" style:font-name-asian="Times New Roman" style:language-asian="pl" style:country-asian="PL" style:font-name-complex="Courier New1"/>
    </style:style>
    <style:style style:name="T45" style:family="text">
      <style:text-properties fo:color="#008000" fo:font-size="12pt" style:font-name-asian="Times New Roman" style:font-size-asian="12pt" style:language-asian="pl" style:country-asian="PL" style:font-name-complex="Courier New1" style:font-size-complex="12pt"/>
    </style:style>
    <style:style style:name="T46" style:family="text">
      <style:text-properties fo:color="#008000" fo:font-size="12pt" fo:font-weight="bold" fo:background-color="#f7f7f7" loext:char-shading-value="0" style:font-size-asian="12pt" style:font-weight-asian="bold" style:font-size-complex="12pt" style:font-weight-complex="bold"/>
    </style:style>
    <style:style style:name="T47" style:family="text">
      <style:text-properties fo:color="#008000" fo:font-size="12pt" fo:font-weight="bold" fo:background-color="#f7f7f7" loext:char-shading-value="0" style:font-size-asian="12pt" style:font-weight-asian="bold" style:font-name-complex="Courier New1" style:font-size-complex="12pt" style:font-weight-complex="bold"/>
    </style:style>
    <style:style style:name="T48" style:family="text">
      <style:text-properties fo:color="#333333" fo:font-size="10.5pt" style:font-name-asian="Times New Roman" style:font-size-asian="10.5pt" style:language-asian="pl" style:country-asian="PL" style:font-name-complex="Courier New1" style:font-size-complex="10.5pt"/>
    </style:style>
    <style:style style:name="T49" style:family="text">
      <style:text-properties fo:color="#333333" fo:font-size="10.5pt" fo:background-color="#f7f7f7" loext:char-shading-value="0" style:font-size-asian="10.5pt" style:font-name-complex="Courier New1" style:font-size-complex="10.5pt"/>
    </style:style>
    <style:style style:name="T50" style:family="text">
      <style:text-properties fo:color="#333333" fo:font-size="10.5pt" fo:background-color="#f7f7f7" loext:char-shading-value="0" style:font-size-asian="10.5pt" style:font-name-complex="Courier New1" style:font-size-complex="10.5pt"/>
    </style:style>
    <style:style style:name="T51" style:family="text">
      <style:text-properties fo:color="#333333" fo:font-size="10.5pt" style:font-size-asian="10.5pt" style:font-size-complex="10.5pt"/>
    </style:style>
    <style:style style:name="T52" style:family="text">
      <style:text-properties fo:color="#333333" fo:font-size="10.5pt" fo:font-style="normal" style:font-size-asian="10.5pt" style:font-style-asian="normal" style:font-size-complex="10.5pt" style:font-style-complex="normal"/>
    </style:style>
    <style:style style:name="T53" style:family="text">
      <style:text-properties fo:color="#333333" style:font-name="Liberation Serif"/>
    </style:style>
    <style:style style:name="T54" style:family="text">
      <style:text-properties fo:color="#333333" style:font-name="Liberation Serif" fo:font-size="10.5pt" style:font-size-asian="10.5pt" style:font-size-complex="10.5pt"/>
    </style:style>
    <style:style style:name="T55" style:family="text">
      <style:text-properties fo:color="#333333" style:font-name="Liberation Serif" fo:font-size="10.5pt" fo:background-color="#f7f7f7" loext:char-shading-value="0" style:font-size-asian="10.5pt" style:font-name-complex="Courier New1" style:font-size-complex="10.5pt"/>
    </style:style>
    <style:style style:name="T56" style:family="text">
      <style:text-properties fo:color="#333333" style:font-name="Liberation Serif" fo:font-size="10.5pt" fo:font-style="normal" style:font-size-asian="10.5pt" style:font-style-asian="normal" style:font-size-complex="10.5pt" style:font-style-complex="normal"/>
    </style:style>
    <style:style style:name="T57" style:family="text">
      <style:text-properties fo:color="#333333" style:font-name="Liberation Serif" fo:background-color="#dee7e5" loext:char-shading-value="0"/>
    </style:style>
    <style:style style:name="T58" style:family="text">
      <style:text-properties fo:color="#333333" style:font-name="Liberation Serif" fo:background-color="#dee7e5" loext:char-shading-value="0"/>
    </style:style>
    <style:style style:name="T59" style:family="text">
      <style:text-properties fo:color="#333333" style:font-name="Liberation Serif" fo:background-color="#f7f7f7" loext:char-shading-value="0" style:font-name-complex="Courier New1"/>
    </style:style>
    <style:style style:name="T60" style:family="text">
      <style:text-properties fo:color="#333333" style:font-name="Liberation Serif" fo:font-style="normal" style:font-style-asian="normal" style:font-style-complex="normal"/>
    </style:style>
    <style:style style:name="T61" style:family="text">
      <style:text-properties fo:color="#333333" style:font-name="Liberation Serif" fo:font-size="12pt" fo:background-color="#dee7e5" loext:char-shading-value="0" style:font-size-asian="12pt" style:font-size-complex="12pt"/>
    </style:style>
    <style:style style:name="T62" style:family="text">
      <style:text-properties fo:color="#333333" style:font-name="Liberation Serif" fo:font-size="12pt" style:font-size-asian="12pt" style:font-size-complex="12pt"/>
    </style:style>
    <style:style style:name="T63" style:family="text">
      <style:text-properties fo:color="#333333" style:font-name="Liberation Serif" fo:font-size="12pt" fo:background-color="#f7f7f7" loext:char-shading-value="0" style:font-size-asian="12pt" style:font-name-complex="Courier New1" style:font-size-complex="12pt"/>
    </style:style>
    <style:style style:name="T64" style:family="text">
      <style:text-properties fo:color="#333333" style:font-name="Liberation Serif" fo:font-size="12pt" fo:font-style="normal" style:font-size-asian="12pt" style:font-style-asian="normal" style:font-size-complex="12pt" style:font-style-complex="normal"/>
    </style:style>
    <style:style style:name="T65" style:family="text">
      <style:text-properties fo:color="#333333" fo:background-color="#dee7e5" loext:char-shading-value="0"/>
    </style:style>
    <style:style style:name="T66" style:family="text">
      <style:text-properties fo:color="#333333" style:font-name-asian="Times New Roman" style:language-asian="pl" style:country-asian="PL" style:font-name-complex="Courier New1"/>
    </style:style>
    <style:style style:name="T67" style:family="text">
      <style:text-properties fo:color="#333333" fo:background-color="#f7f7f7" loext:char-shading-value="0" style:font-name-complex="Courier New1"/>
    </style:style>
    <style:style style:name="T68" style:family="text">
      <style:text-properties fo:color="#333333" fo:font-size="12pt" style:font-name-asian="Times New Roman" style:font-size-asian="12pt" style:language-asian="pl" style:country-asian="PL" style:font-name-complex="Courier New1" style:font-size-complex="12pt"/>
    </style:style>
    <style:style style:name="T69" style:family="text">
      <style:text-properties fo:color="#333333" fo:font-size="12pt" fo:background-color="#f7f7f7" loext:char-shading-value="0" style:font-size-asian="12pt" style:font-name-complex="Courier New1" style:font-size-complex="12pt"/>
    </style:style>
    <style:style style:name="T70" style:family="text">
      <style:text-properties fo:color="#0000ff" fo:font-size="10.5pt" fo:font-weight="bold" style:font-name-asian="Times New Roman" style:font-size-asian="10.5pt" style:language-asian="pl" style:country-asian="PL" style:font-weight-asian="bold" style:font-name-complex="Courier New1" style:font-size-complex="10.5pt" style:font-weight-complex="bold"/>
    </style:style>
    <style:style style:name="T71" style:family="text">
      <style:text-properties fo:color="#0000ff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72" style:family="text">
      <style:text-properties fo:color="#0000ff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73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74" style:family="text">
      <style:text-properties fo:color="#0000ff" fo:font-size="10.5pt" style:font-name-asian="Times New Roman" style:font-size-asian="10.5pt" style:language-asian="pl" style:country-asian="PL" style:font-name-complex="Courier New1" style:font-size-complex="10.5pt"/>
    </style:style>
    <style:style style:name="T75" style:family="text">
      <style:text-properties fo:color="#0000ff" fo:font-size="10.5pt" style:font-size-asian="10.5pt" style:font-size-complex="10.5pt"/>
    </style:style>
    <style:style style:name="T76" style:family="text">
      <style:text-properties fo:color="#0000ff" style:font-name="Liberation Serif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77" style:family="text">
      <style:text-properties fo:color="#0000ff" style:font-name="Liberation Serif" fo:font-size="10.5pt" fo:font-weight="bold" fo:background-color="#f7f7f7" loext:char-shading-value="0" style:font-size-asian="10.5pt" style:font-weight-asian="bold" style:font-name-complex="Courier New1" style:font-size-complex="10.5pt" style:font-weight-complex="bold"/>
    </style:style>
    <style:style style:name="T78" style:family="text">
      <style:text-properties fo:color="#0000ff" style:font-name="Liberation Serif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0000ff" style:font-name="Liberation Serif" fo:font-size="10.5pt" style:font-size-asian="10.5pt" style:font-size-complex="10.5pt"/>
    </style:style>
    <style:style style:name="T80" style:family="text">
      <style:text-properties fo:color="#0000ff" style:font-name="Liberation Serif" fo:font-weight="bold" style:font-weight-asian="bold" style:font-weight-complex="bold"/>
    </style:style>
    <style:style style:name="T81" style:family="text">
      <style:text-properties fo:color="#0000ff" style:font-name="Liberation Serif" fo:font-weight="bold" fo:background-color="#f7f7f7" loext:char-shading-value="0" style:font-weight-asian="bold" style:font-name-complex="Courier New1" style:font-weight-complex="bold"/>
    </style:style>
    <style:style style:name="T82" style:family="text">
      <style:text-properties fo:color="#0000ff" style:font-name="Liberation Serif" fo:font-weight="bold" fo:background-color="#f7f7f7" loext:char-shading-value="0" style:font-weight-asian="bold" style:font-name-complex="Courier New1" style:font-weight-complex="bold"/>
    </style:style>
    <style:style style:name="T83" style:family="text">
      <style:text-properties fo:color="#0000ff" style:font-name="Liberation Serif"/>
    </style:style>
    <style:style style:name="T84" style:family="text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T85" style:family="text">
      <style:text-properties fo:color="#0000ff" style:font-name="Liberation Serif" fo:font-size="12pt" fo:font-weight="bold" fo:background-color="#f7f7f7" loext:char-shading-value="0" style:font-size-asian="12pt" style:font-weight-asian="bold" style:font-name-complex="Courier New1" style:font-size-complex="12pt" style:font-weight-complex="bold"/>
    </style:style>
    <style:style style:name="T86" style:family="text">
      <style:text-properties fo:color="#0000ff" style:font-name="Liberation Serif" fo:font-size="12pt" fo:font-weight="bold" fo:background-color="#f7f7f7" loext:char-shading-value="0" style:font-size-asian="12pt" style:font-weight-asian="bold" style:font-name-complex="Courier New1" style:font-size-complex="12pt" style:font-weight-complex="bold"/>
    </style:style>
    <style:style style:name="T87" style:family="text">
      <style:text-properties fo:color="#0000ff" style:font-name="Liberation Serif" fo:font-size="12pt" style:font-size-asian="12pt" style:font-size-complex="12pt"/>
    </style:style>
    <style:style style:name="T88" style:family="text">
      <style:text-properties fo:color="#0000ff" fo:font-weight="bold" style:font-name-asian="Times New Roman" style:language-asian="pl" style:country-asian="PL" style:font-weight-asian="bold" style:font-name-complex="Courier New1" style:font-weight-complex="bold"/>
    </style:style>
    <style:style style:name="T89" style:family="text">
      <style:text-properties fo:color="#0000ff" fo:font-weight="bold" fo:background-color="#f7f7f7" loext:char-shading-value="0" style:font-weight-asian="bold" style:font-name-complex="Courier New1" style:font-weight-complex="bold"/>
    </style:style>
    <style:style style:name="T90" style:family="text">
      <style:text-properties fo:color="#0000ff" style:font-name-asian="Times New Roman" style:language-asian="pl" style:country-asian="PL" style:font-name-complex="Courier New1"/>
    </style:style>
    <style:style style:name="T91" style:family="text">
      <style:text-properties fo:color="#0000ff" fo:font-size="12pt" fo:font-weight="bold" fo:background-color="#f7f7f7" loext:char-shading-value="0" style:font-size-asian="12pt" style:font-weight-asian="bold" style:font-name-complex="Courier New1" style:font-size-complex="12pt" style:font-weight-complex="bold"/>
    </style:style>
    <style:style style:name="T92" style:family="text">
      <style:text-properties fo:color="#aa22ff" fo:font-size="10.5pt" fo:font-weight="bold" style:font-name-asian="Times New Roman" style:font-size-asian="10.5pt" style:language-asian="pl" style:country-asian="PL" style:font-weight-asian="bold" style:font-name-complex="Courier New1" style:font-size-complex="10.5pt" style:font-weight-complex="bold"/>
    </style:style>
    <style:style style:name="T93" style:family="text">
      <style:text-properties fo:color="#aa22ff" fo:font-weight="bold" style:font-name-asian="Times New Roman" style:language-asian="pl" style:country-asian="PL" style:font-weight-asian="bold" style:font-name-complex="Courier New1" style:font-weight-complex="bold"/>
    </style:style>
    <style:style style:name="T94" style:family="text">
      <style:text-properties fo:color="#666666" fo:font-size="10.5pt" style:font-name-asian="Times New Roman" style:font-size-asian="10.5pt" style:language-asian="pl" style:country-asian="PL" style:font-name-complex="Courier New1" style:font-size-complex="10.5pt"/>
    </style:style>
    <style:style style:name="T95" style:family="text">
      <style:text-properties fo:color="#666666" fo:font-size="10.5pt" style:font-size-asian="10.5pt" style:font-size-complex="10.5pt"/>
    </style:style>
    <style:style style:name="T96" style:family="text">
      <style:text-properties fo:color="#666666" fo:font-size="10.5pt" fo:font-style="normal" style:font-size-asian="10.5pt" style:font-style-asian="normal" style:font-size-complex="10.5pt" style:font-style-complex="normal"/>
    </style:style>
    <style:style style:name="T97" style:family="text">
      <style:text-properties fo:color="#666666" style:font-name="Liberation Serif"/>
    </style:style>
    <style:style style:name="T98" style:family="text">
      <style:text-properties fo:color="#666666" style:font-name="Liberation Serif" fo:font-size="10.5pt" style:font-size-asian="10.5pt" style:font-size-complex="10.5pt"/>
    </style:style>
    <style:style style:name="T99" style:family="text">
      <style:text-properties fo:color="#666666" style:font-name="Liberation Serif" fo:font-size="10.5pt" fo:font-style="normal" style:font-size-asian="10.5pt" style:font-style-asian="normal" style:font-size-complex="10.5pt" style:font-style-complex="normal"/>
    </style:style>
    <style:style style:name="T100" style:family="text">
      <style:text-properties fo:color="#666666" style:font-name="Liberation Serif" fo:background-color="#dee7e5" loext:char-shading-value="0"/>
    </style:style>
    <style:style style:name="T101" style:family="text">
      <style:text-properties fo:color="#666666" style:font-name="Liberation Serif" fo:background-color="#dee7e5" loext:char-shading-value="0"/>
    </style:style>
    <style:style style:name="T102" style:family="text">
      <style:text-properties fo:color="#666666" style:font-name="Liberation Serif" fo:font-style="normal" style:font-style-asian="normal" style:font-style-complex="normal"/>
    </style:style>
    <style:style style:name="T103" style:family="text">
      <style:text-properties fo:color="#666666" style:font-name="Liberation Serif" fo:font-size="12pt" fo:background-color="#dee7e5" loext:char-shading-value="0" style:font-size-asian="12pt" style:font-size-complex="12pt"/>
    </style:style>
    <style:style style:name="T104" style:family="text">
      <style:text-properties fo:color="#666666" style:font-name="Liberation Serif" fo:font-size="12pt" style:font-size-asian="12pt" style:font-size-complex="12pt"/>
    </style:style>
    <style:style style:name="T105" style:family="text">
      <style:text-properties fo:color="#666666" style:font-name="Liberation Serif" fo:font-size="12pt" fo:font-style="normal" style:font-size-asian="12pt" style:font-style-asian="normal" style:font-size-complex="12pt" style:font-style-complex="normal"/>
    </style:style>
    <style:style style:name="T106" style:family="text">
      <style:text-properties fo:color="#666666" fo:background-color="#dee7e5" loext:char-shading-value="0"/>
    </style:style>
    <style:style style:name="T107" style:family="text">
      <style:text-properties fo:color="#666666" style:font-name-asian="Times New Roman" style:language-asian="pl" style:country-asian="PL" style:font-name-complex="Courier New1"/>
    </style:style>
    <style:style style:name="T108" style:family="text">
      <style:text-properties fo:color="#666666" fo:font-size="12pt" style:font-name-asian="Times New Roman" style:font-size-asian="12pt" style:language-asian="pl" style:country-asian="PL" style:font-name-complex="Courier New1" style:font-size-complex="12pt"/>
    </style:style>
    <style:style style:name="T109" style:family="text">
      <style:text-properties fo:color="#ba2121" fo:font-size="10.5pt" style:font-name-asian="Times New Roman" style:font-size-asian="10.5pt" style:language-asian="pl" style:country-asian="PL" style:font-name-complex="Courier New1" style:font-size-complex="10.5pt"/>
    </style:style>
    <style:style style:name="T110" style:family="text">
      <style:text-properties fo:color="#ba2121" fo:font-size="10.5pt" style:font-size-asian="10.5pt" style:font-size-complex="10.5pt"/>
    </style:style>
    <style:style style:name="T111" style:family="text">
      <style:text-properties fo:color="#ba2121" style:font-name="Liberation Serif"/>
    </style:style>
    <style:style style:name="T112" style:family="text">
      <style:text-properties fo:color="#ba2121" style:font-name="Liberation Serif" fo:background-color="#dee7e5" loext:char-shading-value="0"/>
    </style:style>
    <style:style style:name="T113" style:family="text">
      <style:text-properties fo:color="#ba2121" style:font-name="Liberation Serif" fo:background-color="#dee7e5" loext:char-shading-value="0"/>
    </style:style>
    <style:style style:name="T114" style:family="text">
      <style:text-properties fo:color="#ba2121" style:font-name="Liberation Serif" fo:font-size="10.5pt" style:font-size-asian="10.5pt" style:font-size-complex="10.5pt"/>
    </style:style>
    <style:style style:name="T115" style:family="text">
      <style:text-properties fo:color="#ba2121" style:font-name="Liberation Serif" fo:font-size="12pt" fo:background-color="#dee7e5" loext:char-shading-value="0" style:font-size-asian="12pt" style:font-size-complex="12pt"/>
    </style:style>
    <style:style style:name="T116" style:family="text">
      <style:text-properties fo:color="#ba2121" style:font-name="Liberation Serif" fo:font-size="12pt" style:font-size-asian="12pt" style:font-size-complex="12pt"/>
    </style:style>
    <style:style style:name="T117" style:family="text">
      <style:text-properties fo:color="#ba2121" fo:background-color="#dee7e5" loext:char-shading-value="0"/>
    </style:style>
    <style:style style:name="T118" style:family="text">
      <style:text-properties fo:color="#ba2121" style:font-name-asian="Times New Roman" style:language-asian="pl" style:country-asian="PL" style:font-name-complex="Courier New1"/>
    </style:style>
    <style:style style:name="T119" style:family="text">
      <style:text-properties style:font-name="Liberation Serif"/>
    </style:style>
    <style:style style:name="T120" style:family="text">
      <style:text-properties style:font-name="Liberation Serif" fo:font-size="12pt" style:font-size-asian="12pt" style:font-size-complex="12pt"/>
    </style:style>
    <style:style style:name="T121" style:family="text">
      <style:text-properties officeooo:rsid="001cd1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rawozdanie z laboratorium - sieci neuronowe </text:h>
      <text:p text:style-name="Text_20_body">Temat: Plant Seedlings Classification</text:p>
      <text:p text:style-name="Text_20_body">Skład grupy: Julia Blicharska, Weronika Deleżuch, Aleksandra Zalewska</text:p>
      <text:h text:style-name="Heading_20_2" text:outline-level="2">Opis zadania </text:h>
      <text:p text:style-name="Text_20_body"><text:span text:style-name="T1">Celem jest stworzenie klasyfikatora, który</text:span> <text:span text:style-name="T1">będzie rozpoznawał gatunek sadzonki na podstawie zdjęcia i</text:span> przypisywa<text:span text:style-name="T8">ł</text:span> m<text:span text:style-name="T8">u</text:span> <text:span text:style-name="T1">odpowiednią </text:span>nazwę.</text:p>
      <text:h text:style-name="Heading_20_2" text:outline-level="2">Dane </text:h>
      <text:p text:style-name="P1"><text:span text:style-name="T3">Danymi, nad którymi pracujemy jest </text:span><text:span text:style-name="T2">zestaw treningowy i zestaw testowy zdjęć sadzonek roślin na różnych etapach </text:span><text:span text:style-name="T4">rozwoju.</text:span><text:span text:style-name="T2"> </text:span></text:p>
      <text:p text:style-name="P21">Każdy obraz ma nazwę pliku, która jest jego unikalnym identyfikatorem. </text:p>
      <text:p text:style-name="P21">Zestaw danych obejmuje 12 gatunków roślin. Lista gatunków jest następująca:</text:p>
      <text:list xml:id="list3860938968" text:style-name="L1">
        <text:list-item>
          <text:p text:style-name="P13"><text:span text:style-name="Source_20_Text"><text:span text:style-name="T5">Black-grass </text:span></text:span><text:span text:style-name="Source_20_Text"><text:span text:style-name="T6">(Konwalnik płaskopędowy) </text:span></text:span></text:p>
        </text:list-item>
        <text:list-item>
          <text:p text:style-name="P13"><text:span text:style-name="Source_20_Text"><text:span text:style-name="T5">Charlock </text:span></text:span><text:span text:style-name="Source_20_Text"><text:span text:style-name="T6">(Gorczyca polna)</text:span></text:span></text:p>
        </text:list-item>
        <text:list-item>
          <text:p text:style-name="P13"><text:span text:style-name="Source_20_Text"><text:span text:style-name="T5">Cleavers </text:span></text:span><text:span text:style-name="Source_20_Text"><text:span text:style-name="T6">(Przytulia czepna)</text:span></text:span></text:p>
        </text:list-item>
        <text:list-item>
          <text:p text:style-name="P13"><text:span text:style-name="Source_20_Text"><text:span text:style-name="T5">Common Chickweed </text:span></text:span><text:span text:style-name="Source_20_Text"><text:span text:style-name="T6">(Gwiazdnica pospolita)</text:span></text:span></text:p>
        </text:list-item>
        <text:list-item>
          <text:p text:style-name="P13"><text:span text:style-name="Source_20_Text"><text:span text:style-name="T5">Common wheat </text:span></text:span><text:span text:style-name="Source_20_Text"><text:span text:style-name="T6">(Pszenica zwyczajna)</text:span></text:span></text:p>
        </text:list-item>
        <text:list-item>
          <text:p text:style-name="P13"><text:span text:style-name="Source_20_Text"><text:span text:style-name="T5">Fat Hen </text:span></text:span><text:span text:style-name="Source_20_Text"><text:span text:style-name="T6">(Komosa biała)</text:span></text:span></text:p>
        </text:list-item>
        <text:list-item>
          <text:p text:style-name="P13"><text:span text:style-name="Source_20_Text"><text:span text:style-name="T5">Loose Silky-bent </text:span></text:span><text:span text:style-name="Source_20_Text"><text:span text:style-name="T6">(Miotła zbożowa)</text:span></text:span></text:p>
        </text:list-item>
        <text:list-item>
          <text:p text:style-name="P13"><text:span text:style-name="Source_20_Text"><text:span text:style-name="T5">Maize </text:span></text:span><text:span text:style-name="Source_20_Text"><text:span text:style-name="T6">(Kukurydza zwyczajna)</text:span></text:span></text:p>
        </text:list-item>
        <text:list-item>
          <text:p text:style-name="P13"><text:span text:style-name="Source_20_Text"><text:span text:style-name="T5">Scentless Mayweed </text:span></text:span><text:span text:style-name="Source_20_Text"><text:span text:style-name="T6">(Maruna nadmorska)</text:span></text:span></text:p>
        </text:list-item>
        <text:list-item>
          <text:p text:style-name="P13"><text:span text:style-name="Source_20_Text"><text:span text:style-name="T5">Shepherds Purse </text:span></text:span><text:span text:style-name="Source_20_Text"><text:span text:style-name="T6">(Tasznik pospolity)</text:span></text:span></text:p>
        </text:list-item>
        <text:list-item>
          <text:p text:style-name="P13"><text:span text:style-name="Source_20_Text"><text:span text:style-name="T5">Small-flowered Cranesbill </text:span></text:span><text:span text:style-name="Source_20_Text"><text:span text:style-name="T6">(Bodziszek drobny)</text:span></text:span></text:p>
        </text:list-item>
        <text:list-item>
          <text:p text:style-name="P17"><text:span text:style-name="Source_20_Text"><text:span text:style-name="T5">Sugar beet </text:span></text:span><text:span text:style-name="Source_20_Text"><text:span text:style-name="T6">(Burak cukrowy)</text:span></text:span></text:p>
        </text:list-item>
      </text:list>
      <text:h text:style-name="Heading_20_3" text:outline-level="3">Źródła danych </text:h>
      <text:p text:style-name="P5">Dane pochodzą z platformy Kaggle. Są ogólnodostępne dla każdego po utworzeniu konta na Kaggle. </text:p>
      <text:p text:style-name="P5"><text:span text:style-name="T11">Link do strony z danymi: </text:span><text:a xlink:type="simple" xlink:href="https://www.kaggle.com/c/plant-seedlings-classification/data" text:style-name="Internet_20_link" text:visited-style-name="Visited_20_Internet_20_Link">https://www.kaggle.com/c/plant-seedlings-classification/data</text:a> .</text:p>
      <text:h text:style-name="Heading_20_3" text:outline-level="3">Analiza danych </text:h>
      <text:p text:style-name="P2">Dane treningowe</text:p>
      <text:p text:style-name="Text_20_body">Mamy 4763 zdjęć sadzonek, które są podzielone na foldery <text:span text:style-name="T8">pod </text:span>w<text:span text:style-name="T8">zględem</text:span> gatunków.</text:p>
      <text:p text:style-name="P26">Ilość zdjęć w każdym z folderów:</text:p>
      <text:list xml:id="list201306097962743" text:continue-numbering="true" text:style-name="L1">
        <text:list-item>
          <text:p text:style-name="P14"><text:span text:style-name="Source_20_Text"><text:span text:style-name="T5">Black-grass </text:span></text:span><text:span text:style-name="Source_20_Text"><text:span text:style-name="T6">(Konwalnik płaskopędowy) <text:s/>- </text:span></text:span><text:span text:style-name="Source_20_Text"><text:span text:style-name="T7">263</text:span></text:span></text:p>
        </text:list-item>
        <text:list-item>
          <text:p text:style-name="P14"><text:span text:style-name="Source_20_Text"><text:span text:style-name="T5">Charlock </text:span></text:span><text:span text:style-name="Source_20_Text"><text:span text:style-name="T6">(Gorczyca polna) - </text:span></text:span><text:span text:style-name="Source_20_Text"><text:span text:style-name="T7">390</text:span></text:span></text:p>
        </text:list-item>
        <text:list-item>
          <text:p text:style-name="P14"><text:span text:style-name="Source_20_Text"><text:span text:style-name="T5">Cleavers </text:span></text:span><text:span text:style-name="Source_20_Text"><text:span text:style-name="T6">(Przytulia czepna) - </text:span></text:span><text:span text:style-name="Source_20_Text"><text:span text:style-name="T7">287</text:span></text:span></text:p>
        </text:list-item>
        <text:list-item>
          <text:p text:style-name="P14"><text:soft-page-break/><text:span text:style-name="Source_20_Text"><text:span text:style-name="T5">Common Chickweed </text:span></text:span><text:span text:style-name="Source_20_Text"><text:span text:style-name="T6">(Gwiazdnica pospolita) - </text:span></text:span><text:span text:style-name="Source_20_Text"><text:span text:style-name="T7">611</text:span></text:span></text:p>
        </text:list-item>
        <text:list-item>
          <text:p text:style-name="P14"><text:span text:style-name="Source_20_Text"><text:span text:style-name="T5">Common wheat </text:span></text:span><text:span text:style-name="Source_20_Text"><text:span text:style-name="T6">(Pszenica zwyczajna) - </text:span></text:span><text:span text:style-name="Source_20_Text"><text:span text:style-name="T7">221</text:span></text:span></text:p>
        </text:list-item>
        <text:list-item>
          <text:p text:style-name="P14"><text:span text:style-name="Source_20_Text"><text:span text:style-name="T5">Fat Hen </text:span></text:span><text:span text:style-name="Source_20_Text"><text:span text:style-name="T6">(Komosa biała) - </text:span></text:span><text:span text:style-name="Source_20_Text"><text:span text:style-name="T7">475</text:span></text:span></text:p>
        </text:list-item>
        <text:list-item>
          <text:p text:style-name="P14"><text:span text:style-name="Source_20_Text"><text:span text:style-name="T5">Loose Silky-bent </text:span></text:span><text:span text:style-name="Source_20_Text"><text:span text:style-name="T6">(Miotła zbożowa) - </text:span></text:span><text:span text:style-name="Source_20_Text"><text:span text:style-name="T7">654</text:span></text:span></text:p>
        </text:list-item>
        <text:list-item>
          <text:p text:style-name="P14"><text:span text:style-name="Source_20_Text"><text:span text:style-name="T5">Maize </text:span></text:span><text:span text:style-name="Source_20_Text"><text:span text:style-name="T6">(Kukurydza zwyczajna) - </text:span></text:span><text:span text:style-name="Source_20_Text"><text:span text:style-name="T7">221</text:span></text:span></text:p>
        </text:list-item>
        <text:list-item>
          <text:p text:style-name="P14"><text:span text:style-name="Source_20_Text"><text:span text:style-name="T5">Scentless Mayweed </text:span></text:span><text:span text:style-name="Source_20_Text"><text:span text:style-name="T6">(Maruna nadmorska) - </text:span></text:span><text:span text:style-name="Source_20_Text"><text:span text:style-name="T7">516</text:span></text:span></text:p>
        </text:list-item>
        <text:list-item>
          <text:p text:style-name="P14"><text:span text:style-name="Source_20_Text"><text:span text:style-name="T5">Shepherds Purse </text:span></text:span><text:span text:style-name="Source_20_Text"><text:span text:style-name="T6">(Tasznik pospolity) - </text:span></text:span><text:span text:style-name="Source_20_Text"><text:span text:style-name="T7">231</text:span></text:span></text:p>
        </text:list-item>
        <text:list-item>
          <text:p text:style-name="P14"><text:span text:style-name="Source_20_Text"><text:span text:style-name="T5">Small-flowered Cranesbill </text:span></text:span><text:span text:style-name="Source_20_Text"><text:span text:style-name="T6">(Bodziszek drobny) - </text:span></text:span><text:span text:style-name="Source_20_Text"><text:span text:style-name="T7">495</text:span></text:span></text:p>
        </text:list-item>
        <text:list-item>
          <text:p text:style-name="P20"><text:span text:style-name="Source_20_Text"><text:span text:style-name="T5">Sugar beet </text:span></text:span><text:span text:style-name="Source_20_Text"><text:span text:style-name="T6">(Burak cukrowy) - </text:span></text:span><text:span text:style-name="Source_20_Text"><text:span text:style-name="T7">386</text:span></text:span></text:p>
        </text:list-item>
      </text:list>
      <text:p text:style-name="P2">Dane testowe</text:p>
      <text:p text:style-name="Text_20_body">W tej grupie <text:span text:style-name="T9">znajduje się</text:span> 794 zdjęć. <text:span text:style-name="T9">B</text:span>ędziemy na nich <text:span text:style-name="T9">sprawdzać</text:span> czy nasz model został dobrze wytrenowany i czy sieć działa poprawnie.</text:p>
      <text:h text:style-name="Heading_20_2" text:outline-level="2">Model </text:h>
      <text:p text:style-name="P4"><text:span text:style-name="T10">Do naszego zadania w</text:span>ybrałyśmy sieć konwolucyjną - CNN. Jest to struktura, <text:span text:style-name="T10">która bardzo dobrze</text:span> <text:span text:style-name="T10">sprawdza się </text:span>w zadaniach dotyczących rozpoznawania <text:span text:style-name="T10">i klasyfikacji</text:span> obrazów. <text:span text:style-name="T10">Dzieje się tak, ponieważ g</text:span>łębokie sieci konwolucyjne (CNN) potrafią stopniowo filtrować różne części danych uczących i wyostrzać ważne cechy w procesie dyskryminacji wykorzystanym do rozpoznawania lub klasyfikacji wzorców. <text:span text:style-name="T10">Pozwala to na znajdowanie najważniejszych elementów na danym zdjęciu sadzonki i dobrym dopasowaniu gatunku rośliny.</text:span></text:p>
      <text:h text:style-name="Heading_20_3" text:outline-level="3">Działanie </text:h>
      <text:p text:style-name="P3">Wczytanie danych</text:p>
      <text:p text:style-name="Text_20_body">Oczyszczamy zdjęcia usuwając z nich szum <text:span text:style-name="T12">tak, aby</text:span> zosta<text:span text:style-name="T12">ły </text:span>tylko elementy zielone.</text:p>
      <text:p text:style-name="Text_20_body">Przybliżamy obrazki, wyostrzamy je oraz dzielimy.</text:p>
      <text:p text:style-name="P12"><text:span text:style-name="T40">import</text:span><text:span text:style-name="T66"> </text:span><text:span text:style-name="T88">os</text:span></text:p>
      <text:p text:style-name="P12"><text:span text:style-name="T40">for</text:span><text:span text:style-name="T66"> dirname, _, filenames </text:span><text:span text:style-name="T93">in</text:span><text:span text:style-name="T66"> os</text:span><text:span text:style-name="T107">.</text:span><text:span text:style-name="T66">walk(</text:span><text:span text:style-name="T118">'/kaggle/input'</text:span><text:span text:style-name="T66">):</text:span></text:p>
      <text:p text:style-name="P12"><text:span text:style-name="T66"><text:s text:c="4"/></text:span><text:span text:style-name="T40">for</text:span><text:span text:style-name="T66"> filename </text:span><text:span text:style-name="T93">in</text:span><text:span text:style-name="T66"> filenames:</text:span></text:p>
      <text:p text:style-name="P12"><text:span text:style-name="T66"><text:s text:c="8"/></text:span><text:span text:style-name="T44">print</text:span><text:span text:style-name="T66">(os</text:span><text:span text:style-name="T107">.</text:span><text:span text:style-name="T66">path</text:span><text:span text:style-name="T107">.</text:span><text:span text:style-name="T66">join(dirname, filename))</text:span></text:p>
      <text:p text:style-name="P12"><text:span text:style-name="T66"/></text:p>
      <text:p text:style-name="P27"><text:span text:style-name="n"><text:span text:style-name="T61">aug</text:span></text:span><text:span text:style-name="T61"> </text:span><text:span text:style-name="o"><text:span text:style-name="T103">=</text:span></text:span><text:span text:style-name="T61"> </text:span><text:span text:style-name="n"><text:span text:style-name="T61">ImageDataGenerator</text:span></text:span><text:span text:style-name="p"><text:span text:style-name="T61">(</text:span></text:span><text:span text:style-name="n"><text:span text:style-name="T61">rotation_range</text:span></text:span><text:span text:style-name="o"><text:span text:style-name="T103">=</text:span></text:span><text:span text:style-name="mi"><text:span text:style-name="T103">30</text:span></text:span><text:span text:style-name="p"><text:span text:style-name="T61">,</text:span></text:span><text:span text:style-name="T61"> </text:span><text:span text:style-name="n"><text:span text:style-name="T61">width_shift_range</text:span></text:span><text:span text:style-name="o"><text:span text:style-name="T103">=</text:span></text:span><text:span text:style-name="mf"><text:span text:style-name="T103">0.1</text:span></text:span><text:span text:style-name="p"><text:span text:style-name="T61">,</text:span></text:span><text:span text:style-name="T61"> \</text:span></text:p>
      <text:p text:style-name="P27"><text:span text:style-name="T61"><text:s text:c="4"/></text:span><text:span text:style-name="n"><text:span text:style-name="T61">height_shift_range</text:span></text:span><text:span text:style-name="o"><text:span text:style-name="T103">=</text:span></text:span><text:span text:style-name="mf"><text:span text:style-name="T103">0.1</text:span></text:span><text:span text:style-name="p"><text:span text:style-name="T61">,</text:span></text:span><text:span text:style-name="T61"> </text:span><text:span text:style-name="n"><text:span text:style-name="T61">shear_range</text:span></text:span><text:span text:style-name="o"><text:span text:style-name="T103">=</text:span></text:span><text:span text:style-name="mf"><text:span text:style-name="T103">0.2</text:span></text:span><text:span text:style-name="p"><text:span text:style-name="T61">,</text:span></text:span><text:span text:style-name="T61"> </text:span><text:span text:style-name="n"><text:span text:style-name="T61">zoom_range</text:span></text:span><text:span text:style-name="o"><text:span text:style-name="T103">=</text:span></text:span><text:span text:style-name="mf"><text:span text:style-name="T103">0.2</text:span></text:span><text:span text:style-name="p"><text:span text:style-name="T61">,</text:span></text:span><text:span text:style-name="T61">\</text:span></text:p>
      <text:p text:style-name="P27"><text:span text:style-name="T61"><text:s text:c="4"/></text:span><text:span text:style-name="n"><text:span text:style-name="T61">horizontal_flip</text:span></text:span><text:span text:style-name="o"><text:span text:style-name="T103">=</text:span></text:span><text:span text:style-name="kc"><text:span text:style-name="T34">True</text:span></text:span><text:span text:style-name="p"><text:span text:style-name="T61">,</text:span></text:span><text:span text:style-name="T61"> </text:span><text:span text:style-name="n"><text:span text:style-name="T61">fill_mode</text:span></text:span><text:span text:style-name="o"><text:span text:style-name="T103">=</text:span></text:span><text:span text:style-name="s2"><text:span text:style-name="T115">"nearest"</text:span></text:span><text:span text:style-name="p"><text:span text:style-name="T61">)</text:span></text:span></text:p>
      <text:p text:style-name="P28"><text:span text:style-name="p"><text:span text:style-name="T5"/></text:span></text:p>
      <text:p text:style-name="P29"><text:span text:style-name="n"><text:span text:style-name="T62">history</text:span></text:span><text:span text:style-name="T62"> </text:span><text:span text:style-name="o"><text:span text:style-name="T104">=</text:span></text:span><text:span text:style-name="T62"> </text:span><text:span text:style-name="n"><text:span text:style-name="T62">model</text:span></text:span><text:span text:style-name="o"><text:span text:style-name="T104">.</text:span></text:span><text:span text:style-name="n"><text:span text:style-name="T62">fit_generator</text:span></text:span><text:span text:style-name="p"><text:span text:style-name="T62">(</text:span></text:span><text:span text:style-name="n"><text:span text:style-name="T62">aug</text:span></text:span><text:span text:style-name="o"><text:span text:style-name="T104">.</text:span></text:span><text:span text:style-name="n"><text:span text:style-name="T62">flow</text:span></text:span><text:span text:style-name="p"><text:span text:style-name="T62">(</text:span></text:span><text:span text:style-name="n"><text:span text:style-name="T62">X_train</text:span></text:span><text:span text:style-name="p"><text:span text:style-name="T62">,</text:span></text:span><text:span text:style-name="T62"> </text:span><text:span text:style-name="n"><text:span text:style-name="T62">Y_train</text:span></text:span><text:span text:style-name="p"><text:span text:style-name="T62">,</text:span></text:span><text:span text:style-name="T62"> </text:span><text:span text:style-name="n"><text:span text:style-name="T62">batch_size</text:span></text:span><text:span text:style-name="o"><text:span text:style-name="T104">=</text:span></text:span><text:span text:style-name="n"><text:span text:style-name="T62">BATCH_SIZE</text:span></text:span><text:span text:style-name="p"><text:span text:style-name="T62">),</text:span></text:span><text:span text:style-name="T62"> \</text:span></text:p>
      <text:p text:style-name="P29"><text:span text:style-name="T62"><text:s text:c="4"/></text:span><text:span text:style-name="n"><text:span text:style-name="T62">validation_data</text:span></text:span><text:span text:style-name="o"><text:span text:style-name="T104">=</text:span></text:span><text:span text:style-name="p"><text:span text:style-name="T62">(</text:span></text:span><text:span text:style-name="n"><text:span text:style-name="T62">X_val</text:span></text:span><text:span text:style-name="p"><text:span text:style-name="T62">,</text:span></text:span><text:span text:style-name="T62"> </text:span><text:span text:style-name="n"><text:span text:style-name="T62">Y_val</text:span></text:span><text:span text:style-name="p"><text:span text:style-name="T62">),</text:span></text:span><text:span text:style-name="T62"> \</text:span></text:p>
      <text:p text:style-name="P32"><text:span text:style-name="T68"><text:s text:c="4"/></text:span><text:span text:style-name="n"><text:span text:style-name="T68">steps_per_epoch</text:span></text:span><text:span text:style-name="o"><text:span text:style-name="T108">=</text:span></text:span><text:span text:style-name="nb"><text:span text:style-name="T45">len</text:span></text:span><text:span text:style-name="p"><text:span text:style-name="T68">(</text:span></text:span><text:span text:style-name="n"><text:span text:style-name="T68">X_train</text:span></text:span><text:span text:style-name="p"><text:span text:style-name="T68">)</text:span></text:span><text:span text:style-name="T68"> </text:span><text:span text:style-name="o"><text:span text:style-name="T108">//</text:span></text:span><text:span text:style-name="T68"> </text:span><text:span text:style-name="n"><text:span text:style-name="T68">BATCH_SIZE</text:span></text:span><text:span text:style-name="p"><text:span text:style-name="T68">,</text:span></text:span><text:span text:style-name="T68"> </text:span><text:span text:style-name="n"><text:span text:style-name="T68">epochs</text:span></text:span><text:span text:style-name="o"><text:span text:style-name="T108">=</text:span></text:span><text:span text:style-name="n"><text:span text:style-name="T68">EPOCHS</text:span></text:span><text:span text:style-name="p"><text:span text:style-name="T68">,</text:span></text:span><text:span text:style-name="T68"> </text:span><text:span text:style-name="n"><text:span text:style-name="T68">verbose</text:span></text:span><text:span text:style-name="o"><text:span text:style-name="T108">=</text:span></text:span><text:span text:style-name="mi"><text:span text:style-name="T108">1</text:span></text:span><text:span text:style-name="p"><text:span text:style-name="T68">)</text:span></text:span></text:p>
      <text:p text:style-name="P8"/>
      <text:p text:style-name="P22">Pobranie bibliotek</text:p>
      <text:p text:style-name="P24">Importujemy pakiety niezbędne do stworzenia sieci.</text:p>
      <text:p text:style-name="P11"><text:span text:style-name="kn"><text:span text:style-name="T35">import</text:span></text:span><text:span text:style-name="T62"> </text:span><text:span text:style-name="nn"><text:span text:style-name="T84">matplotlib</text:span></text:span></text:p>
      <text:p text:style-name="P29"><text:span text:style-name="n"><text:span text:style-name="T62">matplotlib</text:span></text:span><text:span text:style-name="o"><text:span text:style-name="T104">.</text:span></text:span><text:span text:style-name="n"><text:span text:style-name="T62">use</text:span></text:span><text:span text:style-name="p"><text:span text:style-name="T62">(</text:span></text:span><text:span text:style-name="s2"><text:span text:style-name="T116">"Agg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style</text:span></text:span><text:span text:style-name="o"><text:span text:style-name="T104">.</text:span></text:span><text:span text:style-name="n"><text:span text:style-name="T62">use</text:span></text:span><text:span text:style-name="p"><text:span text:style-name="T62">(</text:span></text:span><text:span text:style-name="s2"><text:span text:style-name="T116">"ggplot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figure</text:span></text:span><text:span text:style-name="p"><text:span text:style-name="T62">(</text:span></text:span><text:span text:style-name="n"><text:span text:style-name="T62">figsize</text:span></text:span><text:span text:style-name="o"><text:span text:style-name="T104">=</text:span></text:span><text:span text:style-name="p"><text:span text:style-name="T62">(</text:span></text:span><text:span text:style-name="mi"><text:span text:style-name="T104">20</text:span></text:span><text:span text:style-name="p"><text:span text:style-name="T62">,</text:span></text:span><text:span text:style-name="mi"><text:span text:style-name="T104">12</text:span></text:span><text:span text:style-name="p"><text:span text:style-name="T62">)),</text:span></text:span></text:p>
      <text:p text:style-name="P29"><text:soft-page-break/><text:span text:style-name="n"><text:span text:style-name="T62">plt</text:span></text:span><text:span text:style-name="o"><text:span text:style-name="T104">.</text:span></text:span><text:span text:style-name="n"><text:span text:style-name="T62">plot</text:span></text:span><text:span text:style-name="p"><text:span text:style-name="T62">(</text:span></text:span><text:span text:style-name="n"><text:span text:style-name="T62">np</text:span></text:span><text:span text:style-name="o"><text:span text:style-name="T104">.</text:span></text:span><text:span text:style-name="n"><text:span text:style-name="T62">arange</text:span></text:span><text:span text:style-name="p"><text:span text:style-name="T62">(</text:span></text:span><text:span text:style-name="mi"><text:span text:style-name="T104">0</text:span></text:span><text:span text:style-name="p"><text:span text:style-name="T62">,</text:span></text:span><text:span text:style-name="T62"> </text:span><text:span text:style-name="n"><text:span text:style-name="T62">EPOCHS</text:span></text:span><text:span text:style-name="p"><text:span text:style-name="T62">),</text:span></text:span><text:span text:style-name="T62"> </text:span><text:span text:style-name="n"><text:span text:style-name="T62">history</text:span></text:span><text:span text:style-name="o"><text:span text:style-name="T104">.</text:span></text:span><text:span text:style-name="n"><text:span text:style-name="T62">history</text:span></text:span><text:span text:style-name="p"><text:span text:style-name="T62">[</text:span></text:span><text:span text:style-name="s2"><text:span text:style-name="T116">"loss"</text:span></text:span><text:span text:style-name="p"><text:span text:style-name="T62">],</text:span></text:span><text:span text:style-name="T62"> </text:span><text:span text:style-name="n"><text:span text:style-name="T62">label</text:span></text:span><text:span text:style-name="o"><text:span text:style-name="T104">=</text:span></text:span><text:span text:style-name="s2"><text:span text:style-name="T116">"train_loss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plot</text:span></text:span><text:span text:style-name="p"><text:span text:style-name="T62">(</text:span></text:span><text:span text:style-name="n"><text:span text:style-name="T62">np</text:span></text:span><text:span text:style-name="o"><text:span text:style-name="T104">.</text:span></text:span><text:span text:style-name="n"><text:span text:style-name="T62">arange</text:span></text:span><text:span text:style-name="p"><text:span text:style-name="T62">(</text:span></text:span><text:span text:style-name="mi"><text:span text:style-name="T104">0</text:span></text:span><text:span text:style-name="p"><text:span text:style-name="T62">,</text:span></text:span><text:span text:style-name="T62"> </text:span><text:span text:style-name="n"><text:span text:style-name="T62">EPOCHS</text:span></text:span><text:span text:style-name="p"><text:span text:style-name="T62">),</text:span></text:span><text:span text:style-name="T62"> </text:span><text:span text:style-name="n"><text:span text:style-name="T62">history</text:span></text:span><text:span text:style-name="o"><text:span text:style-name="T104">.</text:span></text:span><text:span text:style-name="n"><text:span text:style-name="T62">history</text:span></text:span><text:span text:style-name="p"><text:span text:style-name="T62">[</text:span></text:span><text:span text:style-name="s2"><text:span text:style-name="T116">"val_loss"</text:span></text:span><text:span text:style-name="p"><text:span text:style-name="T62">],</text:span></text:span><text:span text:style-name="T62"> </text:span><text:span text:style-name="n"><text:span text:style-name="T62">label</text:span></text:span><text:span text:style-name="o"><text:span text:style-name="T104">=</text:span></text:span><text:span text:style-name="s2"><text:span text:style-name="T116">"val_loss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plot</text:span></text:span><text:span text:style-name="p"><text:span text:style-name="T62">(</text:span></text:span><text:span text:style-name="n"><text:span text:style-name="T62">np</text:span></text:span><text:span text:style-name="o"><text:span text:style-name="T104">.</text:span></text:span><text:span text:style-name="n"><text:span text:style-name="T62">arange</text:span></text:span><text:span text:style-name="p"><text:span text:style-name="T62">(</text:span></text:span><text:span text:style-name="mi"><text:span text:style-name="T104">0</text:span></text:span><text:span text:style-name="p"><text:span text:style-name="T62">,</text:span></text:span><text:span text:style-name="T62"> </text:span><text:span text:style-name="n"><text:span text:style-name="T62">EPOCHS</text:span></text:span><text:span text:style-name="p"><text:span text:style-name="T62">),</text:span></text:span><text:span text:style-name="T62"> </text:span><text:span text:style-name="n"><text:span text:style-name="T62">history</text:span></text:span><text:span text:style-name="o"><text:span text:style-name="T104">.</text:span></text:span><text:span text:style-name="n"><text:span text:style-name="T62">history</text:span></text:span><text:span text:style-name="p"><text:span text:style-name="T62">[</text:span></text:span><text:span text:style-name="s2"><text:span text:style-name="T116">"accuracy"</text:span></text:span><text:span text:style-name="p"><text:span text:style-name="T62">],</text:span></text:span><text:span text:style-name="T62"> </text:span><text:span text:style-name="n"><text:span text:style-name="T62">label</text:span></text:span><text:span text:style-name="o"><text:span text:style-name="T104">=</text:span></text:span><text:span text:style-name="s2"><text:span text:style-name="T116">"train_acc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plot</text:span></text:span><text:span text:style-name="p"><text:span text:style-name="T62">(</text:span></text:span><text:span text:style-name="n"><text:span text:style-name="T62">np</text:span></text:span><text:span text:style-name="o"><text:span text:style-name="T104">.</text:span></text:span><text:span text:style-name="n"><text:span text:style-name="T62">arange</text:span></text:span><text:span text:style-name="p"><text:span text:style-name="T62">(</text:span></text:span><text:span text:style-name="mi"><text:span text:style-name="T104">0</text:span></text:span><text:span text:style-name="p"><text:span text:style-name="T62">,</text:span></text:span><text:span text:style-name="T62"> </text:span><text:span text:style-name="n"><text:span text:style-name="T62">EPOCHS</text:span></text:span><text:span text:style-name="p"><text:span text:style-name="T62">),</text:span></text:span><text:span text:style-name="T62"> </text:span><text:span text:style-name="n"><text:span text:style-name="T62">history</text:span></text:span><text:span text:style-name="o"><text:span text:style-name="T104">.</text:span></text:span><text:span text:style-name="n"><text:span text:style-name="T62">history</text:span></text:span><text:span text:style-name="p"><text:span text:style-name="T62">[</text:span></text:span><text:span text:style-name="s2"><text:span text:style-name="T116">"val_accuracy"</text:span></text:span><text:span text:style-name="p"><text:span text:style-name="T62">],</text:span></text:span><text:span text:style-name="T62"> </text:span><text:span text:style-name="n"><text:span text:style-name="T62">label</text:span></text:span><text:span text:style-name="o"><text:span text:style-name="T104">=</text:span></text:span><text:span text:style-name="s2"><text:span text:style-name="T116">"val_acc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title</text:span></text:span><text:span text:style-name="p"><text:span text:style-name="T62">(</text:span></text:span><text:span text:style-name="s2"><text:span text:style-name="T116">"Training Loss and Accuracy on <text:s/>crop classification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xlabel</text:span></text:span><text:span text:style-name="p"><text:span text:style-name="T62">(</text:span></text:span><text:span text:style-name="s2"><text:span text:style-name="T116">"Epoch Number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ylabel</text:span></text:span><text:span text:style-name="p"><text:span text:style-name="T62">(</text:span></text:span><text:span text:style-name="s2"><text:span text:style-name="T116">"Loss/Accuracy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legend</text:span></text:span><text:span text:style-name="p"><text:span text:style-name="T62">(</text:span></text:span><text:span text:style-name="n"><text:span text:style-name="T62">loc</text:span></text:span><text:span text:style-name="o"><text:span text:style-name="T104">=</text:span></text:span><text:span text:style-name="s2"><text:span text:style-name="T116">"lower left"</text:span></text:span><text:span text:style-name="p"><text:span text:style-name="T62">)</text:span></text:span></text:p>
      <text:p text:style-name="P29"><text:span text:style-name="n"><text:span text:style-name="T62">plt</text:span></text:span><text:span text:style-name="o"><text:span text:style-name="T104">.</text:span></text:span><text:span text:style-name="n"><text:span text:style-name="T62">show</text:span></text:span><text:span text:style-name="p"><text:span text:style-name="T62">()</text:span></text:span></text:p>
      <text:p text:style-name="P8"/>
      <text:p text:style-name="P10"><text:span text:style-name="kn"><text:span text:style-name="T36">from</text:span></text:span><text:span text:style-name="T63"> </text:span><text:span text:style-name="nn"><text:span text:style-name="T85">keras.models</text:span></text:span><text:span text:style-name="T63"> </text:span><text:span text:style-name="k"><text:span text:style-name="T37">import</text:span></text:span><text:span text:style-name="T63"> </text:span><text:span text:style-name="n"><text:span text:style-name="T63">Sequential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layers.convolutional</text:span></text:span><text:span text:style-name="T63"> </text:span><text:span text:style-name="k"><text:span text:style-name="T37">import</text:span></text:span><text:span text:style-name="T63"> </text:span><text:span text:style-name="n"><text:span text:style-name="T63">Conv2D</text:span></text:span><text:span text:style-name="p"><text:span text:style-name="T63">,</text:span></text:span><text:span text:style-name="T63"> </text:span><text:span text:style-name="n"><text:span text:style-name="T63">MaxPooling2D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layers.core</text:span></text:span><text:span text:style-name="T63"> </text:span><text:span text:style-name="k"><text:span text:style-name="T37">import</text:span></text:span><text:span text:style-name="T63"> </text:span><text:span text:style-name="n"><text:span text:style-name="T63">Activation</text:span></text:span><text:span text:style-name="p"><text:span text:style-name="T63">,</text:span></text:span><text:span text:style-name="T63"> </text:span><text:span text:style-name="n"><text:span text:style-name="T63">Flatten</text:span></text:span><text:span text:style-name="p"><text:span text:style-name="T63">,</text:span></text:span><text:span text:style-name="T63"> </text:span><text:span text:style-name="n"><text:span text:style-name="T63">Dense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layers</text:span></text:span><text:span text:style-name="T63"> </text:span><text:span text:style-name="k"><text:span text:style-name="T37">import</text:span></text:span><text:span text:style-name="T63"> </text:span><text:span text:style-name="n"><text:span text:style-name="T63">BatchNormalization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preprocessing.image</text:span></text:span><text:span text:style-name="T63"> </text:span><text:span text:style-name="k"><text:span text:style-name="T37">import</text:span></text:span><text:span text:style-name="T63"> </text:span><text:span text:style-name="n"><text:span text:style-name="T63">ImageDataGenerator</text:span></text:span><text:span text:style-name="p"><text:span text:style-name="T63">,</text:span></text:span><text:span text:style-name="T63"> </text:span><text:span text:style-name="n"><text:span text:style-name="T63">array_to_img</text:span></text:span><text:span text:style-name="p"><text:span text:style-name="T63">,</text:span></text:span><text:span text:style-name="T63"> </text:span><text:span text:style-name="n"><text:span text:style-name="T63">img_to_array</text:span></text:span><text:span text:style-name="p"><text:span text:style-name="T63">,</text:span></text:span><text:span text:style-name="T63"> </text:span><text:span text:style-name="n"><text:span text:style-name="T63">load_img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optimizers</text:span></text:span><text:span text:style-name="T63"> </text:span><text:span text:style-name="k"><text:span text:style-name="T37">import</text:span></text:span><text:span text:style-name="T63"> </text:span><text:span text:style-name="n"><text:span text:style-name="T63">Adam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sklearn.model_selection</text:span></text:span><text:span text:style-name="T63"> </text:span><text:span text:style-name="k"><text:span text:style-name="T37">import</text:span></text:span><text:span text:style-name="T63"> </text:span><text:span text:style-name="n"><text:span text:style-name="T63">train_test_split</text:span></text:span><text:span text:style-name="T63"> </text:span></text:p>
      <text:p text:style-name="P10"><text:span text:style-name="kn"><text:span text:style-name="T36">import</text:span></text:span><text:span text:style-name="T63"> </text:span><text:span text:style-name="nn"><text:span text:style-name="T85">numpy</text:span></text:span><text:span text:style-name="T63"> </text:span><text:span text:style-name="k"><text:span text:style-name="T37">as</text:span></text:span><text:span text:style-name="T63"> </text:span><text:span text:style-name="nn"><text:span text:style-name="T85">np</text:span></text:span><text:span text:style-name="T63"> </text:span></text:p>
      <text:p text:style-name="P10"><text:span text:style-name="kn"><text:span text:style-name="T36">import</text:span></text:span><text:span text:style-name="T63"> </text:span><text:span text:style-name="nn"><text:span text:style-name="T85">random</text:span></text:span><text:span text:style-name="T63"> </text:span></text:p>
      <text:p text:style-name="P10"><text:span text:style-name="kn"><text:span text:style-name="T36">import</text:span></text:span><text:span text:style-name="T63"> </text:span><text:span text:style-name="nn"><text:span text:style-name="T85">os</text:span></text:span><text:span text:style-name="T63"> </text:span></text:p>
      <text:p text:style-name="P10"><text:span text:style-name="kn"><text:span text:style-name="T36">import</text:span></text:span><text:span text:style-name="T63"> </text:span><text:span text:style-name="nn"><text:span text:style-name="T85">sys</text:span></text:span><text:span text:style-name="T63"> </text:span></text:p>
      <text:p text:style-name="P10"><text:span text:style-name="kn"><text:span text:style-name="T36">import</text:span></text:span><text:span text:style-name="T63"> </text:span><text:span text:style-name="nn"><text:span text:style-name="T85">cv2</text:span></text:span><text:span text:style-name="T63"> </text:span></text:p>
      <text:p text:style-name="P10"><text:span text:style-name="kn"><text:span text:style-name="T36">from</text:span></text:span><text:span text:style-name="T63"> </text:span><text:span text:style-name="nn"><text:span text:style-name="T85">keras.utils</text:span></text:span><text:span text:style-name="T63"> </text:span><text:span text:style-name="k"><text:span text:style-name="T37">import</text:span></text:span><text:span text:style-name="T63"> </text:span><text:span text:style-name="n"><text:span text:style-name="T63">to_categorical</text:span></text:span><text:span text:style-name="T63"> </text:span></text:p>
      <text:p text:style-name="P7"><text:span text:style-name="kn"><text:span text:style-name="T46">import</text:span></text:span><text:span text:style-name="T69"> </text:span><text:span text:style-name="nn"><text:span text:style-name="T91">matplotlib.pyplot</text:span></text:span><text:span text:style-name="T69"> </text:span><text:span text:style-name="k"><text:span text:style-name="T47">as</text:span></text:span><text:span text:style-name="T69"> </text:span><text:span text:style-name="nn"><text:span text:style-name="T91">plt</text:span></text:span></text:p>
      <text:p text:style-name="P7"><text:span text:style-name="nn"><text:span text:style-name="T86"/></text:span></text:p>
      <text:p text:style-name="P22">Nadanie klas zdjęciom</text:p>
      <text:p text:style-name="P25">Przyporządkowuje to numer do gatunku rośliny, a po rozpoznaniu rośliny utworzona sieć da nam jej nazwę.</text:p>
      <text:p text:style-name="P12"><text:span text:style-name="T40">def</text:span><text:span text:style-name="T66"> </text:span><text:span text:style-name="T90">classes_to_int</text:span><text:span text:style-name="T66">(label):</text:span></text:p>
      <text:p text:style-name="P12"><text:span text:style-name="T66"><text:s text:c="4"/>label </text:span><text:span text:style-name="T107">=</text:span><text:span text:style-name="T66"> label</text:span><text:span text:style-name="T107">.</text:span><text:span text:style-name="T66">strip()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Black-grass"</text:span><text:span text:style-name="T66">: <text:s/></text:span><text:span text:style-name="T40">return</text:span><text:span text:style-name="T66"> </text:span><text:span text:style-name="T107">0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Charlock"</text:span><text:span text:style-name="T66">: <text:s/></text:span><text:span text:style-name="T40">return</text:span><text:span text:style-name="T66"> </text:span><text:span text:style-name="T107">1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Cleavers"</text:span><text:span text:style-name="T66">: <text:s/></text:span><text:span text:style-name="T40">return</text:span><text:span text:style-name="T66"> </text:span><text:span text:style-name="T107">2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Common Chickweed"</text:span><text:span text:style-name="T66">: <text:s/></text:span><text:span text:style-name="T40">return</text:span><text:span text:style-name="T66"> </text:span><text:span text:style-name="T107">3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Common wheat"</text:span><text:span text:style-name="T66">: <text:s/></text:span><text:span text:style-name="T40">return</text:span><text:span text:style-name="T66"> </text:span><text:span text:style-name="T107">4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Fat Hen"</text:span><text:span text:style-name="T66">: <text:s/></text:span><text:span text:style-name="T40">return</text:span><text:span text:style-name="T66"> </text:span><text:span text:style-name="T107">5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Loose Silky-bent"</text:span><text:span text:style-name="T66">: </text:span><text:span text:style-name="T40">return</text:span><text:span text:style-name="T66"> </text:span><text:span text:style-name="T107">6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Maize"</text:span><text:span text:style-name="T66">: <text:s/></text:span><text:span text:style-name="T40">return</text:span><text:span text:style-name="T66"> </text:span><text:span text:style-name="T107">7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Scentless Mayweed"</text:span><text:span text:style-name="T66">: </text:span><text:span text:style-name="T40">return</text:span><text:span text:style-name="T66"> </text:span><text:span text:style-name="T107">8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Shepherds Purse"</text:span><text:span text:style-name="T66">: </text:span><text:span text:style-name="T40">return</text:span><text:span text:style-name="T66"> </text:span><text:span text:style-name="T107">9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Small-flowered Cranesbill"</text:span><text:span text:style-name="T66">: </text:span><text:span text:style-name="T40">return</text:span><text:span text:style-name="T66"> </text:span><text:span text:style-name="T107">10</text:span></text:p>
      <text:p text:style-name="P12"><text:span text:style-name="T66"><text:s text:c="4"/></text:span><text:span text:style-name="T40">if</text:span><text:span text:style-name="T66"> label </text:span><text:span text:style-name="T107">==</text:span><text:span text:style-name="T66"> </text:span><text:span text:style-name="T118">"Sugar beet"</text:span><text:span text:style-name="T66">: </text:span><text:span text:style-name="T40">return</text:span><text:span text:style-name="T66"> </text:span><text:span text:style-name="T107">11</text:span></text:p>
      <text:p text:style-name="P12"><text:span text:style-name="T66"><text:s text:c="4"/></text:span><text:span text:style-name="T44">print</text:span><text:span text:style-name="T66">(</text:span><text:span text:style-name="T118">"Invalid Label"</text:span><text:span text:style-name="T66">, label)</text:span></text:p>
      <text:p text:style-name="P12"><text:span text:style-name="T66"><text:s text:c="4"/></text:span><text:span text:style-name="T40">return</text:span><text:span text:style-name="T66"> </text:span><text:span text:style-name="T107">12</text:span></text:p>
      <text:p text:style-name="P30"><text:span text:style-name="k"><text:span text:style-name="T5"/></text:span></text:p>
      <text:p text:style-name="P29"><text:span text:style-name="k"><text:span text:style-name="T35">def</text:span></text:span><text:span text:style-name="T62"> </text:span><text:span text:style-name="nf"><text:span text:style-name="T87">int_to_classes</text:span></text:span><text:span text:style-name="p"><text:span text:style-name="T62">(</text:span></text:span><text:span text:style-name="n"><text:span text:style-name="T62">i</text:span></text:span><text:span text:style-name="p"><text:span text:style-name="T62">):</text:span></text:span></text:p>
      <text:p text:style-name="P29"><text:span text:style-name="T62"><text:s text:c="4"/></text:span><text:span text:style-name="k"><text:span text:style-name="T35">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0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Black-grass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1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Charlock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2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Cleavers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3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Common Chickweed"</text:span></text:span></text:p>
      <text:p text:style-name="P29"><text:soft-page-break/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4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Common wheat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5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Fat Hen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6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Loose Silky-bent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7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Maize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8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Scentless Mayweed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9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Shepherds Purse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10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Small-flowered Cranesbill"</text:span></text:span></text:p>
      <text:p text:style-name="P29"><text:span text:style-name="T62"><text:s text:c="4"/></text:span><text:span text:style-name="k"><text:span text:style-name="T35">elif</text:span></text:span><text:span text:style-name="T62"> </text:span><text:span text:style-name="n"><text:span text:style-name="T62">i</text:span></text:span><text:span text:style-name="T62"> </text:span><text:span text:style-name="o"><text:span text:style-name="T104">==</text:span></text:span><text:span text:style-name="T62"> </text:span><text:span text:style-name="mi"><text:span text:style-name="T104">11</text:span></text:span><text:span text:style-name="p"><text:span text:style-name="T62">:</text:span></text:span><text:span text:style-name="T62"> </text:span><text:span text:style-name="k"><text:span text:style-name="T35">return</text:span></text:span><text:span text:style-name="T62"> </text:span><text:span text:style-name="s2"><text:span text:style-name="T116">"Sugar beet"</text:span></text:span></text:p>
      <text:p text:style-name="P29"><text:span text:style-name="T62"><text:s text:c="4"/></text:span><text:span text:style-name="nb"><text:span text:style-name="T38">print</text:span></text:span><text:span text:style-name="p"><text:span text:style-name="T62">(</text:span></text:span><text:span text:style-name="s2"><text:span text:style-name="T116">"Invalid class "</text:span></text:span><text:span text:style-name="p"><text:span text:style-name="T62">,</text:span></text:span><text:span text:style-name="T62"> </text:span><text:span text:style-name="n"><text:span text:style-name="T62">i</text:span></text:span><text:span text:style-name="p"><text:span text:style-name="T62">)</text:span></text:span></text:p>
      <text:p text:style-name="P29"><text:span text:style-name="T62"><text:s text:c="4"/></text:span><text:span text:style-name="k"><text:span text:style-name="T35">return</text:span></text:span><text:span text:style-name="T62"> </text:span><text:span text:style-name="s2"><text:span text:style-name="T116">"Invalid Class"</text:span></text:span></text:p>
      <text:p text:style-name="P9"><text:span text:style-name="T43"/></text:p>
      <text:p text:style-name="P22">Ustawienie jednakowych rozmiarów dla wszystkich zdjęć</text:p>
      <text:p text:style-name="P29"><text:span text:style-name="n"><text:span text:style-name="T62">TEST_DIR</text:span></text:span><text:span text:style-name="T62"> </text:span><text:span text:style-name="o"><text:span text:style-name="T104">=</text:span></text:span><text:span text:style-name="T62"> </text:span><text:span text:style-name="s2"><text:span text:style-name="T116">"../input/plant-seedlings-classification/test/"</text:span></text:span></text:p>
      <text:p text:style-name="P29"><text:span text:style-name="n"><text:span text:style-name="T62">NUM_CLASSES</text:span></text:span><text:span text:style-name="T62"> </text:span><text:span text:style-name="o"><text:span text:style-name="T104">=</text:span></text:span><text:span text:style-name="T62"> </text:span><text:span text:style-name="mi"><text:span text:style-name="T104">12</text:span></text:span></text:p>
      <text:p text:style-name="P29"><text:span text:style-name="n"><text:span text:style-name="T62">WIDTH</text:span></text:span><text:span text:style-name="T62"> </text:span><text:span text:style-name="o"><text:span text:style-name="T104">=</text:span></text:span><text:span text:style-name="T62"> </text:span><text:span text:style-name="mi"><text:span text:style-name="T104">128</text:span></text:span></text:p>
      <text:p text:style-name="P29"><text:span text:style-name="n"><text:span text:style-name="T62">HEIGHT</text:span></text:span><text:span text:style-name="T62"> </text:span><text:span text:style-name="o"><text:span text:style-name="T104">=</text:span></text:span><text:span text:style-name="T62"> </text:span><text:span text:style-name="mi"><text:span text:style-name="T104">128</text:span></text:span></text:p>
      <text:p text:style-name="P29"><text:span text:style-name="n"><text:span text:style-name="T62">DEPTH</text:span></text:span><text:span text:style-name="T62"> </text:span><text:span text:style-name="o"><text:span text:style-name="T104">=</text:span></text:span><text:span text:style-name="T62"> </text:span><text:span text:style-name="mi"><text:span text:style-name="T104">3</text:span></text:span></text:p>
      <text:p text:style-name="P29"><text:span text:style-name="n"><text:span text:style-name="T62">INPUT_SHAPE</text:span></text:span><text:span text:style-name="T62"> </text:span><text:span text:style-name="o"><text:span text:style-name="T104">=</text:span></text:span><text:span text:style-name="T62"> </text:span><text:span text:style-name="p"><text:span text:style-name="T62">(</text:span></text:span><text:span text:style-name="n"><text:span text:style-name="T62">WIDTH</text:span></text:span><text:span text:style-name="p"><text:span text:style-name="T62">,</text:span></text:span><text:span text:style-name="T62"> </text:span><text:span text:style-name="n"><text:span text:style-name="T62">HEIGHT</text:span></text:span><text:span text:style-name="p"><text:span text:style-name="T62">,</text:span></text:span><text:span text:style-name="T62"> </text:span><text:span text:style-name="n"><text:span text:style-name="T62">DEPTH</text:span></text:span><text:span text:style-name="p"><text:span text:style-name="T62">)</text:span></text:span></text:p>
      <text:p text:style-name="P29"><text:span text:style-name="n"><text:span text:style-name="T62">EPOCHS</text:span></text:span><text:span text:style-name="T62"> </text:span><text:span text:style-name="o"><text:span text:style-name="T104">=</text:span></text:span><text:span text:style-name="T62"> </text:span><text:span text:style-name="mi"><text:span text:style-name="T104">25</text:span></text:span></text:p>
      <text:p text:style-name="P29"><text:span text:style-name="n"><text:span text:style-name="T62">INIT_LR</text:span></text:span><text:span text:style-name="T62"> </text:span><text:span text:style-name="o"><text:span text:style-name="T104">=</text:span></text:span><text:span text:style-name="T62"> </text:span><text:span text:style-name="mi"><text:span text:style-name="T104">1</text:span></text:span><text:span text:style-name="n"><text:span text:style-name="T62">e</text:span></text:span><text:span text:style-name="o"><text:span text:style-name="T104">-</text:span></text:span><text:span text:style-name="mi"><text:span text:style-name="T104">3</text:span></text:span></text:p>
      <text:p text:style-name="P31"><text:span text:style-name="n"><text:span text:style-name="T64">BATCH_SIZE</text:span></text:span><text:span text:style-name="T64"> </text:span><text:span text:style-name="o"><text:span text:style-name="T105">=</text:span></text:span><text:span text:style-name="T64"> </text:span><text:span text:style-name="mi"><text:span text:style-name="T105">32</text:span></text:span></text:p>
      <text:p text:style-name="P23"/>
      <text:p text:style-name="P23">Model <text:span text:style-name="T121">i dane treningowe</text:span></text:p>
      <text:p text:style-name="P15">def readTrainData(trainDir):</text:p>
      <text:p text:style-name="P16"><text:s text:c="4"/>data = []</text:p>
      <text:p text:style-name="P16"><text:s text:c="4"/>labels = []</text:p>
      <text:p text:style-name="P16"><text:s text:c="4"/>dirs = os.listdir(trainDir)</text:p>
      <text:p text:style-name="P16"><text:s text:c="4"/>for directory in dirs:</text:p>
      <text:p text:style-name="P16"><text:s text:c="8"/>absDirPath = os.path.join(trainDir, directory)</text:p>
      <text:p text:style-name="P16"><text:s text:c="8"/>images = os.listdir(absDirPath)</text:p>
      <text:p text:style-name="P16"><text:s text:c="8"/>for imageFileName in images:</text:p>
      <text:p text:style-name="P16"><text:s text:c="12"/>imageFullPath = os.path.join(trainDir, directory, imageFileName)</text:p>
      <text:p text:style-name="P16"><text:s text:c="12"/>img = load_img(imageFullPath)</text:p>
      <text:p text:style-name="P16"><text:s text:c="12"/>arr = img_to_array(img) <text:s/># Numpy array with shape (233,233,3)</text:p>
      <text:p text:style-name="P16"><text:s text:c="12"/>arr = cv2.resize(arr, (HEIGHT,WIDTH)) #Numpy array with shape (HEIGHT, WIDTH,3)</text:p>
      <text:p text:style-name="P16"><text:s text:c="12"/>#print(arr.shape) </text:p>
      <text:p text:style-name="P16"><text:s text:c="12"/>data.append(arr)</text:p>
      <text:p text:style-name="P16"><text:s text:c="12"/>label = classes_to_int(directory)</text:p>
      <text:p text:style-name="P16"><text:s text:c="12"/>labels.append(label)</text:p>
      <text:p text:style-name="P19"><text:s text:c="4"/>return data, labels</text:p>
      <text:p text:style-name="P16">def createModel():</text:p>
      <text:p text:style-name="P16"><text:s text:c="4"/>model = Sequential()</text:p>
      <text:p text:style-name="P16"><text:s text:c="4"/>model.add(Conv2D(32, (3,3), padding="same", input_shape=INPUT_SHAPE))</text:p>
      <text:p text:style-name="P16"><text:s text:c="4"/>model.add(Activation("relu"))</text:p>
      <text:p text:style-name="P16"><text:s text:c="4"/>model.add(MaxPooling2D(pool_size=(2, 2), strides=(2, 2)))</text:p>
      <text:p text:style-name="P16"><text:s text:c="4"/>model.add(Conv2D(64, (3,3), padding="same"))</text:p>
      <text:p text:style-name="P16"><text:s text:c="4"/>model.add(Activation("relu"))</text:p>
      <text:p text:style-name="P16"><text:s text:c="4"/>model.add(MaxPooling2D(pool_size=(2, 2), strides=(2, 2)))</text:p>
      <text:p text:style-name="P16"><text:s text:c="4"/>model.add(Conv2D(128, (3,3), padding="same"))</text:p>
      <text:p text:style-name="P16"><text:soft-page-break/><text:s text:c="4"/>model.add(Activation("relu"))</text:p>
      <text:p text:style-name="P16"><text:s text:c="4"/>model.add(MaxPooling2D(pool_size=(2, 2), strides=(2, 2)))</text:p>
      <text:p text:style-name="P16"><text:s text:c="4"/>model.add(Flatten())</text:p>
      <text:p text:style-name="P16"><text:s text:c="4"/>model.add(Dense(units=500))</text:p>
      <text:p text:style-name="P16"><text:s text:c="4"/>model.add(Activation("relu"))</text:p>
      <text:p text:style-name="P16"><text:s text:c="4"/>model.add(Dense(units=12))</text:p>
      <text:p text:style-name="P16"><text:s text:c="4"/>model.add(Activation("softmax"))</text:p>
      <text:p text:style-name="P16"><text:s text:c="4"/>opt = Adam(lr=INIT_LR, decay=INIT_LR / EPOCHS)</text:p>
      <text:p text:style-name="P16"><text:s text:c="4"/>model.compile(loss="categorical_crossentropy", optimizer=opt, metrics=["accuracy"])</text:p>
      <text:p text:style-name="P19"><text:s text:c="4"/>return model</text:p>
      <text:p text:style-name="P16">X, Y = readTrainData("../input/plant-seedlings-classification/train/")</text:p>
      <text:p text:style-name="P16">X = np.array(X, dtype="float") / 255.0</text:p>
      <text:p text:style-name="P16">Y = np.array(Y)</text:p>
      <text:p text:style-name="P16">Y = <text:s/>to_categorical(Y, num_classes=12)</text:p>
      <text:p text:style-name="P16"/>
      <text:p text:style-name="P16">print("Parttition data into 75:25...")</text:p>
      <text:p text:style-name="P19">(X_train, X_val, Y_train, Y_val) = train_test_split(X,Y,test_size=0.25, random_state=25)</text:p>
      <text:p text:style-name="P19">model = createModel()</text:p>
      <text:p text:style-name="P19">def predict_image_name(image_name):</text:p>
      <text:p text:style-name="P16"><text:s text:c="4"/>image_path = os.path.join(TEST_DIR, image_name)</text:p>
      <text:p text:style-name="P16"><text:s text:c="4"/>img = load_img(image_path)</text:p>
      <text:p text:style-name="P16"><text:s text:c="4"/>img_arr = img_to_array(img)</text:p>
      <text:p text:style-name="P16"><text:s text:c="4"/>img_arr = cv2.resize(img_a, (HEIGHT, WIDTH))</text:p>
      <text:p text:style-name="P16"><text:s text:c="4"/>if len(x.shape) == 3:</text:p>
      <text:p text:style-name="P16"><text:s text:c="8"/>img_arr = np.expand_dims(img_a, axis=0)</text:p>
      <text:p text:style-name="P16"><text:s text:c="4"/>prediction = model.predict(img_a)</text:p>
      <text:p text:style-name="P16"><text:s text:c="4"/>idx = np.argmax(prediction)</text:p>
      <text:p text:style-name="P19"><text:s text:c="4"/>return int_to_classes(idx)</text:p>
      <text:p text:style-name="P16">def predict_image_array(x):</text:p>
      <text:p text:style-name="P16"><text:s text:c="4"/>if len(x.shape) == 3:</text:p>
      <text:p text:style-name="P16"><text:s text:c="8"/>x = np.expand_dims(x, axis=0)</text:p>
      <text:p text:style-name="P16"><text:s text:c="4"/>prediction = model.predict(x)</text:p>
      <text:p text:style-name="P16"><text:s text:c="4"/>idx = np.argmax(prediction)</text:p>
      <text:p text:style-name="P19"><text:s text:c="4"/>return int_to_classes(idx)</text:p>
      <text:p text:style-name="P16">prediction = predict_image_array(X_train[12])</text:p>
      <text:p text:style-name="P18"><text:span text:style-name="T5">prediction</text:span></text:p>
      <text:h text:style-name="P6" text:outline-level="2">Podsumowanie </text:h>
      <text:p text:style-name="Text_20_body"><text:span text:style-name="T14">Udało nam się s</text:span>tworzy<text:span text:style-name="T14">ć</text:span> model, który <text:span text:style-name="T14">rozpoznaje gatunek </text:span>sadzonk<text:span text:style-name="T14">i widocznej</text:span> na zdjęciu <text:span text:style-name="T14">i podaje jego nazwę</text:span>. <text:span text:style-name="T15">Jest nauczony rozpoznawać aż 12 gatunków roślin na różnych etapach rozwoju. </text:span>Po przetestowaniu modelu <text:span text:style-name="T15">mamy pewność</text:span>, że jest on dokładny i nie powinien robić wielu <text:span text:style-name="T14">błędów</text:span> <text:span text:style-name="T14">przy klasyfikacji roślin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kc" style:family="text" style:parent-style-name="Default_20_Paragraph_20_Font"/>
    <style:style style:name="s2" style:family="text" style:parent-style-name="Default_20_Paragraph_20_Font"/>
    <style:style style:name="nb" style:family="text" style:parent-style-name="Default_20_Paragraph_20_Font"/>
    <style:style style:name="kn" style:family="text" style:parent-style-name="Default_20_Paragraph_20_Font"/>
    <style:style style:name="nn" style:family="text" style:parent-style-name="Default_20_Paragraph_20_Font"/>
    <style:style style:name="k" style:family="text" style:parent-style-name="Default_20_Paragraph_20_Font"/>
    <style:style style:name="nf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1:56:27.415000000</meta:creation-date>
    <dc:date>2020-02-29T20:13:04.369000000</dc:date>
    <meta:editing-duration>PT1H15M41S</meta:editing-duration>
    <meta:editing-cycles>12</meta:editing-cycles>
    <meta:generator>LibreOffice/6.2.5.2$Windows_X86_64 LibreOffice_project/1ec314fa52f458adc18c4f025c545a4e8b22c159</meta:generator>
    <meta:document-statistic meta:table-count="0" meta:image-count="0" meta:object-count="0" meta:page-count="5" meta:paragraph-count="194" meta:word-count="979" meta:character-count="8447" meta:non-whitespace-character-count="7229"/>
  </office:meta>
</office:document-meta>
</file>